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in" fo:margin-bottom="0.1965in" style:contextual-spacing="false" style:writing-mode="lr-tb"/>
    </style:style>
    <style:style style:name="P3" style:family="paragraph" style:parent-style-name="Text_20_body">
      <style:text-properties officeooo:paragraph-rsid="000c0477"/>
    </style:style>
    <style:style style:name="T1" style:family="text">
      <style:text-properties officeooo:rsid="000c047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ource_20_Text"><text:span text:style-name="Strong_20_Emphasis">1. Problem:</text:span></text:span><text:span text:style-name="Source_20_Text"> </text:span><text:span text:style-name="Source_20_Text"><text:span text:style-name="Strong_20_Emphasis">Terimlerin toplamı (Σ)</text:span></text:span><text:span text:style-name="Source_20_Text"><text:line-break/></text:span><text:span text:style-name="Source_20_Text"><text:span text:style-name="Strong_20_Emphasis">Algorithm:</text:span></text:span></text:p>
      <text:p text:style-name="Preformatted_20_Text"/>
      <text:p text:style-name="P1"><text:span text:style-name="Source_20_Text">1- START</text:span></text:p>
      <text:p text:style-name="P1"><text:span text:style-name="Source_20_Text">2- TANIMLA n, sum, i</text:span></text:p>
      <text:p text:style-name="P1"><text:span text:style-name="Source_20_Text">3- INPUT n</text:span></text:p>
      <text:p text:style-name="P1"><text:span text:style-name="Source_20_Text">4- sum = 0</text:span></text:p>
      <text:p text:style-name="P1"><text:span text:style-name="Source_20_Text">5- FOR i = 1 TO n DO</text:span></text:p>
      <text:p text:style-name="P1"><text:span text:style-name="Source_20_Text">6- <text:s text:c="3"/>sum = sum + (i + 1)^i</text:span></text:p>
      <text:p text:style-name="P1"><text:span text:style-name="Source_20_Text">7- END FOR</text:span></text:p>
      <text:p text:style-name="P1"><text:span text:style-name="Source_20_Text">8- YAZ("Toplam:", sum)</text:span></text:p>
      <text:p text:style-name="P2"><text:span text:style-name="Source_20_Text">9- STOP</text:span></text:p>
      <text:p text:style-name="Horizontal_20_Line"/>
      <text:p text:style-name="Text_20_body"><text:span text:style-name="Strong_20_Emphasis">2. Problem:</text:span> <text:span text:style-name="Strong_20_Emphasis">Sayıları Farklı Tabanda Çevir</text:span><text:line-break/><text:span text:style-name="Strong_20_Emphasis">Algorithm:</text:span></text:p>
      <text:p text:style-name="Preformatted_20_Text"/>
      <text:p text:style-name="P1"><text:span text:style-name="Source_20_Text">1- START</text:span></text:p>
      <text:p text:style-name="P1"><text:span text:style-name="Source_20_Text">2- TANIMLA i</text:span></text:p>
      <text:p text:style-name="P1"><text:span text:style-name="Source_20_Text">3- FOR i = 0 TO 15 DO</text:span></text:p>
      <text:p text:style-name="P1"><text:span text:style-name="Source_20_Text">4- <text:s text:c="3"/>octal = CONVERT(i, 8)</text:span></text:p>
      <text:p text:style-name="P1"><text:span text:style-name="Source_20_Text">5- <text:s text:c="3"/>hexadecimal = CONVERT(i, 16)</text:span></text:p>
      <text:p text:style-name="P1"><text:span text:style-name="Source_20_Text">6- <text:s text:c="3"/>YAZ("Sayı:", i, "Octal:", octal, "Hexadecimal:", hexadecimal)</text:span></text:p>
      <text:p text:style-name="P1"><text:span text:style-name="Source_20_Text">7- END FOR</text:span></text:p>
      <text:p text:style-name="P2"><text:span text:style-name="Source_20_Text">8- STOP</text:span></text:p>
      <text:p text:style-name="Horizontal_20_Line"/>
      <text:p text:style-name="Text_20_body"><text:span text:style-name="Strong_20_Emphasis">3. Problem:</text:span> <text:span text:style-name="Strong_20_Emphasis">ASCII Kodundan Karakter Eşleme</text:span><text:line-break/><text:span text:style-name="Strong_20_Emphasis">Algorithm:</text:span></text:p>
      <text:p text:style-name="Preformatted_20_Text"/>
      <text:p text:style-name="P1"><text:span text:style-name="Source_20_Text">1- START</text:span></text:p>
      <text:p text:style-name="P1"><text:span text:style-name="Source_20_Text">2- TANIMLA n, uppercase, lowercase</text:span></text:p>
      <text:p text:style-name="P1"><text:span text:style-name="Source_20_Text">3- FOR n = 65 TO 84 DO</text:span></text:p>
      <text:p text:style-name="P1"><text:span text:style-name="Source_20_Text">4- <text:s text:c="3"/>uppercase = CHR(n)</text:span></text:p>
      <text:p text:style-name="P1"><text:span text:style-name="Source_20_Text">5- <text:s text:c="3"/>lowercase = CHR(n + 32)</text:span></text:p>
      <text:p text:style-name="P1"><text:span text:style-name="Source_20_Text">6- <text:s text:c="3"/>YAZ("Büyük harf:", uppercase, "Küçük harf:", lowercase)</text:span></text:p>
      <text:p text:style-name="P1"><text:span text:style-name="Source_20_Text">7- END FOR</text:span></text:p>
      <text:p text:style-name="P2"><text:span text:style-name="Source_20_Text">8- STOP</text:span></text:p>
      <text:p text:style-name="Horizontal_20_Line"/>
      <text:p text:style-name="Text_20_body"><text:span text:style-name="Strong_20_Emphasis">4. Problem:</text:span> <text:span text:style-name="Strong_20_Emphasis">Tek Sayıların Ortalamasını Hesapla</text:span><text:line-break/><text:span text:style-name="Strong_20_Emphasis">Algorithm:</text:span></text:p>
      <text:p text:style-name="Preformatted_20_Text">css</text:p>
      <text:p text:style-name="Preformatted_20_Text">Copy code</text:p>
      <text:p text:style-name="P1"><text:span text:style-name="Source_20_Text">1- START</text:span></text:p>
      <text:p text:style-name="P1"><text:span text:style-name="Source_20_Text">2- TANIMLA numbers[10], sum, count, average</text:span></text:p>
      <text:p text:style-name="P1"><text:span text:style-name="Source_20_Text">3- INPUT numbers[10]</text:span></text:p>
      <text:p text:style-name="P1"><text:span text:style-name="Source_20_Text">4- sum = 0</text:span></text:p>
      <text:p text:style-name="P1"><text:span text:style-name="Source_20_Text">5- count = 0</text:span></text:p>
      <text:p text:style-name="P1"><text:span text:style-name="Source_20_Text">6- FOR i = 1 TO 10 DO</text:span></text:p>
      <text:p text:style-name="P1"><text:soft-page-break/><text:span text:style-name="Source_20_Text">7- <text:s text:c="3"/>IF numbers[i] MOD 2 != 0 THEN</text:span></text:p>
      <text:p text:style-name="P1"><text:span text:style-name="Source_20_Text">8- <text:s text:c="6"/>sum = sum + numbers[i]</text:span></text:p>
      <text:p text:style-name="P1"><text:span text:style-name="Source_20_Text">9- <text:s text:c="6"/>count = count + 1</text:span></text:p>
      <text:p text:style-name="P1"><text:span text:style-name="Source_20_Text">10- <text:s/>END IF</text:span></text:p>
      <text:p text:style-name="P1"><text:span text:style-name="Source_20_Text">11- END FOR</text:span></text:p>
      <text:p text:style-name="P1"><text:span text:style-name="Source_20_Text">12- average = sum / count</text:span></text:p>
      <text:p text:style-name="P1"><text:span text:style-name="Source_20_Text">13- YAZ("Ortalama:", average)</text:span></text:p>
      <text:p text:style-name="P2"><text:span text:style-name="Source_20_Text">14- STOP</text:span></text:p>
      <text:p text:style-name="Horizontal_20_Line"/>
      <text:p text:style-name="Text_20_body"><text:span text:style-name="Strong_20_Emphasis">5. Problem:</text:span> <text:span text:style-name="Strong_20_Emphasis">En Büyük İki Sayıyı Bul</text:span><text:line-break/><text:span text:style-name="Strong_20_Emphasis">Algorithm:</text:span></text:p>
      <text:p text:style-name="Preformatted_20_Text"/>
      <text:p text:style-name="P1"><text:span text:style-name="Source_20_Text">1- START</text:span></text:p>
      <text:p text:style-name="P1"><text:span text:style-name="Source_20_Text">2- TANIMLA numbers[10], max1, max2</text:span></text:p>
      <text:p text:style-name="P1"><text:span text:style-name="Source_20_Text">3- INPUT numbers[10]</text:span></text:p>
      <text:p text:style-name="P1"><text:span text:style-name="Source_20_Text">4- max1 = -INFINITY</text:span></text:p>
      <text:p text:style-name="P1"><text:span text:style-name="Source_20_Text">5- max2 = -INFINITY</text:span></text:p>
      <text:p text:style-name="P1"><text:span text:style-name="Source_20_Text">6- FOR i = 1 TO 10 DO</text:span></text:p>
      <text:p text:style-name="P1"><text:span text:style-name="Source_20_Text">7- <text:s text:c="3"/>IF numbers[i] &gt; max1 THEN</text:span></text:p>
      <text:p text:style-name="P1"><text:span text:style-name="Source_20_Text">8- <text:s text:c="6"/>max2 = max1</text:span></text:p>
      <text:p text:style-name="P1"><text:span text:style-name="Source_20_Text">9- <text:s text:c="6"/>max1 = numbers[i]</text:span></text:p>
      <text:p text:style-name="P1"><text:span text:style-name="Source_20_Text">10- <text:s/>ELSE IF numbers[i] &gt; max2 THEN</text:span></text:p>
      <text:p text:style-name="P1"><text:span text:style-name="Source_20_Text">11- <text:s text:c="6"/>max2 = numbers[i]</text:span></text:p>
      <text:p text:style-name="P1"><text:span text:style-name="Source_20_Text">12- <text:s/>END IF</text:span></text:p>
      <text:p text:style-name="P1"><text:span text:style-name="Source_20_Text">13- END FOR</text:span></text:p>
      <text:p text:style-name="P1"><text:span text:style-name="Source_20_Text">14- YAZ("En büyük iki sayı:", max1, "ve", max2)</text:span></text:p>
      <text:p text:style-name="P2"><text:span text:style-name="Source_20_Text">15- STOP</text:span></text:p>
      <text:p text:style-name="Horizontal_20_Line"/>
      <text:p text:style-name="Text_20_body"><text:span text:style-name="Strong_20_Emphasis">6. Problem:</text:span> <text:span text:style-name="Strong_20_Emphasis">Histogram Çiz</text:span><text:line-break/><text:span text:style-name="Strong_20_Emphasis">Algorithm:</text:span></text:p>
      <text:p text:style-name="Preformatted_20_Text"/>
      <text:p text:style-name="P1"><text:span text:style-name="Source_20_Text">1- START</text:span></text:p>
      <text:p text:style-name="P1"><text:span text:style-name="Source_20_Text">2- TANIMLA numbers[5], i</text:span></text:p>
      <text:p text:style-name="P1"><text:span text:style-name="Source_20_Text">3- INPUT numbers[5]</text:span></text:p>
      <text:p text:style-name="P1"><text:span text:style-name="Source_20_Text">4- FOR i = 1 TO 5 DO</text:span></text:p>
      <text:p text:style-name="P1"><text:span text:style-name="Source_20_Text">5- <text:s text:c="3"/>YAZ("*" REPEAT numbers[i])</text:span></text:p>
      <text:p text:style-name="P1"><text:span text:style-name="Source_20_Text">6- END FOR</text:span></text:p>
      <text:p text:style-name="P2"><text:span text:style-name="Source_20_Text">7- STOP</text:span></text:p>
      <text:p text:style-name="Horizontal_20_Line"/>
      <text:p text:style-name="Text_20_body"><text:span text:style-name="Strong_20_Emphasis">7. Problem:</text:span> <text:span text:style-name="Strong_20_Emphasis">Fibonacci Dizisi</text:span><text:line-break/><text:span text:style-name="Strong_20_Emphasis">Algorithm:</text:span></text:p>
      <text:p text:style-name="Preformatted_20_Text"/>
      <text:p text:style-name="P1"><text:span text:style-name="Source_20_Text">1- START</text:span></text:p>
      <text:p text:style-name="P1"><text:span text:style-name="Source_20_Text">2- TANIMLA n, a, b, temp</text:span></text:p>
      <text:p text:style-name="P1"><text:span text:style-name="Source_20_Text">3- INPUT n</text:span></text:p>
      <text:p text:style-name="P1"><text:span text:style-name="Source_20_Text">4- a = 0</text:span></text:p>
      <text:p text:style-name="P1"><text:span text:style-name="Source_20_Text">5- b = 1</text:span></text:p>
      <text:p text:style-name="P1"><text:span text:style-name="Source_20_Text">6- FOR i = 1 TO n DO</text:span></text:p>
      <text:p text:style-name="P1"><text:span text:style-name="Source_20_Text">7- <text:s text:c="3"/>YAZ(a)</text:span></text:p>
      <text:p text:style-name="P1"><text:soft-page-break/><text:span text:style-name="Source_20_Text">8- <text:s text:c="3"/>temp = a</text:span></text:p>
      <text:p text:style-name="P1"><text:span text:style-name="Source_20_Text">9- <text:s text:c="3"/>a = b</text:span></text:p>
      <text:p text:style-name="P1"><text:span text:style-name="Source_20_Text">10- <text:s text:c="2"/>b = temp + b</text:span></text:p>
      <text:p text:style-name="P1"><text:span text:style-name="Source_20_Text">11- END FOR</text:span></text:p>
      <text:p text:style-name="P2"><text:span text:style-name="Source_20_Text">12- STOP</text:span></text:p>
      <text:p text:style-name="Horizontal_20_Line"/>
      <text:p text:style-name="Text_20_body"><text:span text:style-name="Strong_20_Emphasis">8. Problem:</text:span> <text:span text:style-name="Strong_20_Emphasis">Dizi Elemanlarının Çift ve Tek Sayılarla Toplamını Hesapla</text:span><text:line-break/><text:span text:style-name="Strong_20_Emphasis">Algorithm:</text:span></text:p>
      <text:p text:style-name="Preformatted_20_Text"/>
      <text:p text:style-name="P1"><text:span text:style-name="Source_20_Text">1- START</text:span></text:p>
      <text:p text:style-name="P1"><text:span text:style-name="Source_20_Text">2- TANIMLA numbers[10], even_sum, odd_sum, i</text:span></text:p>
      <text:p text:style-name="P1"><text:span text:style-name="Source_20_Text">3- INPUT numbers[10]</text:span></text:p>
      <text:p text:style-name="P1"><text:span text:style-name="Source_20_Text">4- even_sum = 0</text:span></text:p>
      <text:p text:style-name="P1"><text:span text:style-name="Source_20_Text">5- odd_sum = 0</text:span></text:p>
      <text:p text:style-name="P1"><text:span text:style-name="Source_20_Text">6- FOR i = 1 TO 10 DO</text:span></text:p>
      <text:p text:style-name="P1"><text:span text:style-name="Source_20_Text">7- <text:s text:c="3"/>IF numbers[i] MOD 2 = 0 THEN</text:span></text:p>
      <text:p text:style-name="P1"><text:span text:style-name="Source_20_Text">8- <text:s text:c="6"/>even_sum = even_sum + numbers[i]</text:span></text:p>
      <text:p text:style-name="P1"><text:span text:style-name="Source_20_Text">9- <text:s text:c="3"/>ELSE</text:span></text:p>
      <text:p text:style-name="P1"><text:span text:style-name="Source_20_Text">10- <text:s text:c="6"/>odd_sum = odd_sum + numbers[i]</text:span></text:p>
      <text:p text:style-name="P1"><text:span text:style-name="Source_20_Text">11- <text:s/>END IF</text:span></text:p>
      <text:p text:style-name="P1"><text:span text:style-name="Source_20_Text">12- END FOR</text:span></text:p>
      <text:p text:style-name="P1"><text:span text:style-name="Source_20_Text">13- YAZ("Çift toplam:", even_sum, "Tek toplam:", odd_sum)</text:span></text:p>
      <text:p text:style-name="P2"><text:span text:style-name="Source_20_Text">14- STOP</text:span></text:p>
      <text:p text:style-name="Horizontal_20_Line"/>
      <text:p text:style-name="Text_20_body"><text:span text:style-name="Strong_20_Emphasis">9. Problem:</text:span> <text:span text:style-name="Strong_20_Emphasis">Sayıların Pozitif ve Negatif Olanlarının Sayısını Bul</text:span><text:line-break/><text:span text:style-name="Strong_20_Emphasis">Algorithm:</text:span></text:p>
      <text:p text:style-name="Preformatted_20_Text"/>
      <text:p text:style-name="P1"><text:span text:style-name="Source_20_Text">1- START</text:span></text:p>
      <text:p text:style-name="P1"><text:span text:style-name="Source_20_Text">2- TANIMLA numbers[10], positive_count, negative_count, i</text:span></text:p>
      <text:p text:style-name="P1"><text:span text:style-name="Source_20_Text">3- INPUT numbers[10]</text:span></text:p>
      <text:p text:style-name="P1"><text:span text:style-name="Source_20_Text">4- positive_count = 0</text:span></text:p>
      <text:p text:style-name="P1"><text:span text:style-name="Source_20_Text">5- negative_count = 0</text:span></text:p>
      <text:p text:style-name="P1"><text:span text:style-name="Source_20_Text">6- FOR i = 1 TO 10 DO</text:span></text:p>
      <text:p text:style-name="P1"><text:span text:style-name="Source_20_Text">7- <text:s text:c="3"/>IF numbers[i] &gt; 0 THEN</text:span></text:p>
      <text:p text:style-name="P1"><text:span text:style-name="Source_20_Text">8- <text:s text:c="6"/>positive_count = positive_count + 1</text:span></text:p>
      <text:p text:style-name="P1"><text:span text:style-name="Source_20_Text">9- <text:s text:c="3"/>ELSE IF numbers[i] &lt; 0 THEN</text:span></text:p>
      <text:p text:style-name="P1"><text:span text:style-name="Source_20_Text">10- <text:s text:c="6"/>negative_count = negative_count + 1</text:span></text:p>
      <text:p text:style-name="P1"><text:span text:style-name="Source_20_Text">11- <text:s/>END IF</text:span></text:p>
      <text:p text:style-name="P1"><text:span text:style-name="Source_20_Text">12- END FOR</text:span></text:p>
      <text:p text:style-name="P1"><text:span text:style-name="Source_20_Text">13- YAZ("Pozitif sayılar:", positive_count, "Negatif sayılar:", negative_count)</text:span></text:p>
      <text:p text:style-name="P2"><text:span text:style-name="Source_20_Text">14- STOP</text:span></text:p>
      <text:p text:style-name="Horizontal_20_Line"/>
      <text:p text:style-name="Text_20_body"><text:span text:style-name="Strong_20_Emphasis">10. Problem:</text:span> <text:span text:style-name="Strong_20_Emphasis">Verilen Sayının Faktöriyelini Hesapla</text:span><text:line-break/><text:span text:style-name="Strong_20_Emphasis">Algorithm:</text:span></text:p>
      <text:p text:style-name="Preformatted_20_Text"/>
      <text:p text:style-name="P1"><text:span text:style-name="Source_20_Text">1- START</text:span></text:p>
      <text:p text:style-name="P1"><text:span text:style-name="Source_20_Text">2- TANIMLA n, factorial, i</text:span></text:p>
      <text:p text:style-name="P1"><text:span text:style-name="Source_20_Text">3- INPUT n</text:span></text:p>
      <text:p text:style-name="P1"><text:span text:style-name="Source_20_Text">4- factorial = 1</text:span></text:p>
      <text:p text:style-name="P1"><text:soft-page-break/><text:span text:style-name="Source_20_Text">5- FOR i = 1 TO n DO</text:span></text:p>
      <text:p text:style-name="P1"><text:span text:style-name="Source_20_Text">6- <text:s text:c="3"/>factorial = factorial * i</text:span></text:p>
      <text:p text:style-name="P1"><text:span text:style-name="Source_20_Text">7- END FOR</text:span></text:p>
      <text:p text:style-name="P1"><text:span text:style-name="Source_20_Text">8- YAZ("Faktöriyel:", factorial)</text:span></text:p>
      <text:p text:style-name="P2"><text:span text:style-name="Source_20_Text">9- STOP</text:span></text:p>
      <text:p text:style-name="Horizontal_20_Line"/>
      <text:p text:style-name="Text_20_body"><text:span text:style-name="Strong_20_Emphasis">11. Problem:</text:span><text:line-break/><text:span text:style-name="Strong_20_Emphasis">Verilen Sayıdan Küçük En Büyük Asal Sayıyı Bul</text:span><text:line-break/><text:span text:style-name="Strong_20_Emphasis">Algorithm:</text:span></text:p>
      <text:p text:style-name="Preformatted_20_Text"/>
      <text:p text:style-name="P1"><text:span text:style-name="Source_20_Text">1- START</text:span></text:p>
      <text:p text:style-name="P1"><text:span text:style-name="Source_20_Text">2- TANIMLA n, i, is_prime</text:span></text:p>
      <text:p text:style-name="P1"><text:span text:style-name="Source_20_Text">3- INPUT n</text:span></text:p>
      <text:p text:style-name="P1"><text:span text:style-name="Source_20_Text">4- FOR i = n-1 DOWNTO 2 DO</text:span></text:p>
      <text:p text:style-name="P1"><text:span text:style-name="Source_20_Text">5- <text:s text:c="3"/>is_prime = TRUE</text:span></text:p>
      <text:p text:style-name="P1"><text:span text:style-name="Source_20_Text">6- <text:s text:c="3"/>FOR j = 2 TO i-1 DO</text:span></text:p>
      <text:p text:style-name="P1"><text:span text:style-name="Source_20_Text">7- <text:s text:c="6"/>IF i MOD j = 0 THEN</text:span></text:p>
      <text:p text:style-name="P1"><text:span text:style-name="Source_20_Text">8- <text:s text:c="9"/>is_prime = FALSE</text:span></text:p>
      <text:p text:style-name="P1"><text:span text:style-name="Source_20_Text">9- <text:s text:c="9"/>BREAK</text:span></text:p>
      <text:p text:style-name="P1"><text:span text:style-name="Source_20_Text">10- <text:s text:c="2"/>END FOR</text:span></text:p>
      <text:p text:style-name="P1"><text:span text:style-name="Source_20_Text">11- <text:s text:c="2"/>IF is_prime THEN</text:span></text:p>
      <text:p text:style-name="P1"><text:span text:style-name="Source_20_Text">12- <text:s text:c="5"/>YAZ("En büyük asal sayı:", i)</text:span></text:p>
      <text:p text:style-name="P1"><text:span text:style-name="Source_20_Text">13- <text:s text:c="5"/>BREAK</text:span></text:p>
      <text:p text:style-name="P1"><text:span text:style-name="Source_20_Text">14- <text:s text:c="2"/>END IF</text:span></text:p>
      <text:p text:style-name="P1"><text:span text:style-name="Source_20_Text">15- END FOR</text:span></text:p>
      <text:p text:style-name="P2"><text:span text:style-name="Source_20_Text">16- STOP</text:span></text:p>
      <text:p text:style-name="Horizontal_20_Line"/>
      <text:p text:style-name="Text_20_body"><text:span text:style-name="Strong_20_Emphasis">12. Problem:</text:span><text:line-break/><text:span text:style-name="Strong_20_Emphasis">Bir Sayının Palindrom Olup Olmadığını Kontrol Et</text:span><text:line-break/><text:span text:style-name="Strong_20_Emphasis">Algorithm:</text:span></text:p>
      <text:p text:style-name="Preformatted_20_Text"/>
      <text:p text:style-name="P1"><text:span text:style-name="Source_20_Text">1- START</text:span></text:p>
      <text:p text:style-name="P1"><text:span text:style-name="Source_20_Text">2- TANIMLA n, reversed, digit, original</text:span></text:p>
      <text:p text:style-name="P1"><text:span text:style-name="Source_20_Text">3- INPUT n</text:span></text:p>
      <text:p text:style-name="P1"><text:span text:style-name="Source_20_Text">4- original = n</text:span></text:p>
      <text:p text:style-name="P1"><text:span text:style-name="Source_20_Text">5- reversed = 0</text:span></text:p>
      <text:p text:style-name="P1"><text:span text:style-name="Source_20_Text">6- WHILE n &gt; 0 DO</text:span></text:p>
      <text:p text:style-name="P1"><text:span text:style-name="Source_20_Text">7- <text:s text:c="3"/>digit = n MOD 10</text:span></text:p>
      <text:p text:style-name="P1"><text:span text:style-name="Source_20_Text">8- <text:s text:c="3"/>reversed = reversed * 10 + digit</text:span></text:p>
      <text:p text:style-name="P1"><text:span text:style-name="Source_20_Text">9- <text:s text:c="3"/>n = n / 10</text:span></text:p>
      <text:p text:style-name="P1"><text:span text:style-name="Source_20_Text">10- END WHILE</text:span></text:p>
      <text:p text:style-name="P1"><text:span text:style-name="Source_20_Text">11- IF original = reversed THEN</text:span></text:p>
      <text:p text:style-name="P1"><text:span text:style-name="Source_20_Text">12- <text:s text:c="3"/>YAZ("Palindrom")</text:span></text:p>
      <text:p text:style-name="P1"><text:span text:style-name="Source_20_Text">13- ELSE</text:span></text:p>
      <text:p text:style-name="P1"><text:span text:style-name="Source_20_Text">14- <text:s text:c="3"/>YAZ("Palindrom değil")</text:span></text:p>
      <text:p text:style-name="P1"><text:span text:style-name="Source_20_Text">15- END IF</text:span></text:p>
      <text:p text:style-name="P2"><text:span text:style-name="Source_20_Text">16- STOP</text:span></text:p>
      <text:p text:style-name="Horizontal_20_Line"/>
      <text:p text:style-name="Text_20_body"><text:soft-page-break/><text:span text:style-name="Strong_20_Emphasis">13. Problem:</text:span><text:line-break/><text:span text:style-name="Strong_20_Emphasis">Bir Sayının Tam Bölgenin Sayısını Bul</text:span><text:line-break/><text:span text:style-name="Strong_20_Emphasis">Algorithm:</text:span></text:p>
      <text:p text:style-name="P1"><text:span text:style-name="Source_20_Text">1- START</text:span></text:p>
      <text:p text:style-name="P1"><text:span text:style-name="Source_20_Text">2- TANIMLA n, count, i</text:span></text:p>
      <text:p text:style-name="P1"><text:span text:style-name="Source_20_Text">3- INPUT n</text:span></text:p>
      <text:p text:style-name="P1"><text:span text:style-name="Source_20_Text">4- count = 0</text:span></text:p>
      <text:p text:style-name="P1"><text:span text:style-name="Source_20_Text">5- FOR i = 1 TO n DO</text:span></text:p>
      <text:p text:style-name="P1"><text:span text:style-name="Source_20_Text">6- <text:s text:c="3"/>IF n MOD i = 0 THEN</text:span></text:p>
      <text:p text:style-name="P1"><text:span text:style-name="Source_20_Text">7- <text:s text:c="6"/>count = count + 1</text:span></text:p>
      <text:p text:style-name="P1"><text:span text:style-name="Source_20_Text">8- <text:s text:c="3"/>END IF</text:span></text:p>
      <text:p text:style-name="P1"><text:span text:style-name="Source_20_Text">9- END FOR</text:span></text:p>
      <text:p text:style-name="P1"><text:span text:style-name="Source_20_Text">10- YAZ("Bölgenin sayısı:", count)</text:span></text:p>
      <text:p text:style-name="P2"><text:span text:style-name="Source_20_Text">11- STOP</text:span></text:p>
      <text:p text:style-name="Horizontal_20_Line"/>
      <text:p text:style-name="Text_20_body"><text:span text:style-name="Strong_20_Emphasis">14. Problem:</text:span><text:line-break/><text:span text:style-name="Strong_20_Emphasis">Bir Sayıyı Pozitif ve Negatif Olarak Böl</text:span><text:line-break/><text:span text:style-name="Strong_20_Emphasis">Algorithm:</text:span></text:p>
      <text:p text:style-name="Preformatted_20_Text"/>
      <text:p text:style-name="P1"><text:span text:style-name="Source_20_Text">1- START</text:span></text:p>
      <text:p text:style-name="P1"><text:span text:style-name="Source_20_Text">2- TANIMLA n</text:span></text:p>
      <text:p text:style-name="P1"><text:span text:style-name="Source_20_Text">3- INPUT n</text:span></text:p>
      <text:p text:style-name="P1"><text:span text:style-name="Source_20_Text">4- IF n &gt;= 0 THEN</text:span></text:p>
      <text:p text:style-name="P1"><text:span text:style-name="Source_20_Text">5- <text:s text:c="3"/>YAZ("Pozitif sayı:", n)</text:span></text:p>
      <text:p text:style-name="P1"><text:span text:style-name="Source_20_Text">6- ELSE</text:span></text:p>
      <text:p text:style-name="P1"><text:span text:style-name="Source_20_Text">7- <text:s text:c="3"/>YAZ("Negatif sayı:", n)</text:span></text:p>
      <text:p text:style-name="P1"><text:span text:style-name="Source_20_Text">8- END IF</text:span></text:p>
      <text:p text:style-name="P2"><text:span text:style-name="Source_20_Text">9- STOP</text:span></text:p>
      <text:p text:style-name="Horizontal_20_Line"/>
      <text:p text:style-name="Text_20_body"><text:span text:style-name="Strong_20_Emphasis">15. Problem:</text:span><text:line-break/><text:span text:style-name="Strong_20_Emphasis">Bir Dizi İçindeki En Küçük ve En Büyük Sayıyı Bul</text:span><text:line-break/><text:span text:style-name="Strong_20_Emphasis">Algorithm:</text:span></text:p>
      <text:p text:style-name="Preformatted_20_Text"/>
      <text:p text:style-name="P1"><text:span text:style-name="Source_20_Text">1- START</text:span></text:p>
      <text:p text:style-name="P1"><text:span text:style-name="Source_20_Text">2- TANIMLA numbers[10], min, max, i</text:span></text:p>
      <text:p text:style-name="P1"><text:span text:style-name="Source_20_Text">3- INPUT numbers[10]</text:span></text:p>
      <text:p text:style-name="P1"><text:span text:style-name="Source_20_Text">4- min = numbers[1]</text:span></text:p>
      <text:p text:style-name="P1"><text:span text:style-name="Source_20_Text">5- max = numbers[1]</text:span></text:p>
      <text:p text:style-name="P1"><text:span text:style-name="Source_20_Text">6- FOR i = 2 TO 10 DO</text:span></text:p>
      <text:p text:style-name="P1"><text:span text:style-name="Source_20_Text">7- <text:s text:c="3"/>IF numbers[i] &lt; min THEN</text:span></text:p>
      <text:p text:style-name="P1"><text:span text:style-name="Source_20_Text">8- <text:s text:c="6"/>min = numbers[i]</text:span></text:p>
      <text:p text:style-name="P1"><text:span text:style-name="Source_20_Text">9- <text:s text:c="3"/>END IF</text:span></text:p>
      <text:p text:style-name="P1"><text:span text:style-name="Source_20_Text">10- <text:s text:c="2"/>IF numbers[i] &gt; max THEN</text:span></text:p>
      <text:p text:style-name="P1"><text:span text:style-name="Source_20_Text">11- <text:s text:c="6"/>max = numbers[i]</text:span></text:p>
      <text:p text:style-name="P1"><text:span text:style-name="Source_20_Text">12- <text:s text:c="2"/>END IF</text:span></text:p>
      <text:p text:style-name="P1"><text:span text:style-name="Source_20_Text">13- END FOR</text:span></text:p>
      <text:p text:style-name="P1"><text:span text:style-name="Source_20_Text">14- YAZ("En küçük sayı:", min, "En büyük sayı:", max)</text:span></text:p>
      <text:p text:style-name="P2"><text:span text:style-name="Source_20_Text">15- STOP</text:span></text:p>
      <text:p text:style-name="Horizontal_20_Line"/>
      <text:p text:style-name="Text_20_body"><text:soft-page-break/><text:span text:style-name="Strong_20_Emphasis">16. Problem:</text:span><text:line-break/><text:span text:style-name="Strong_20_Emphasis">Bir Sayıyı Çift ve Tek Sayılara Ayır</text:span><text:line-break/><text:span text:style-name="Strong_20_Emphasis">Algorithm:</text:span></text:p>
      <text:p text:style-name="Preformatted_20_Text"/>
      <text:p text:style-name="P1"><text:span text:style-name="Source_20_Text">1- START</text:span></text:p>
      <text:p text:style-name="P1"><text:span text:style-name="Source_20_Text">2- TANIMLA numbers[10], even[], odd[], i, even_count, odd_count</text:span></text:p>
      <text:p text:style-name="P1"><text:span text:style-name="Source_20_Text">3- INPUT numbers[10]</text:span></text:p>
      <text:p text:style-name="P1"><text:span text:style-name="Source_20_Text">4- even_count = 0</text:span></text:p>
      <text:p text:style-name="P1"><text:span text:style-name="Source_20_Text">5- odd_count = 0</text:span></text:p>
      <text:p text:style-name="P1"><text:span text:style-name="Source_20_Text">6- FOR i = 1 TO 10 DO</text:span></text:p>
      <text:p text:style-name="P1"><text:span text:style-name="Source_20_Text">7- <text:s text:c="3"/>IF numbers[i] MOD 2 = 0 THEN</text:span></text:p>
      <text:p text:style-name="P1"><text:span text:style-name="Source_20_Text">8- <text:s text:c="6"/>even[even_count] = numbers[i]</text:span></text:p>
      <text:p text:style-name="P1"><text:span text:style-name="Source_20_Text">9- <text:s text:c="6"/>even_count = even_count + 1</text:span></text:p>
      <text:p text:style-name="P1"><text:span text:style-name="Source_20_Text">10- <text:s text:c="2"/>ELSE</text:span></text:p>
      <text:p text:style-name="P1"><text:span text:style-name="Source_20_Text">11- <text:s text:c="6"/>odd[odd_count] = numbers[i]</text:span></text:p>
      <text:p text:style-name="P1"><text:span text:style-name="Source_20_Text">12- <text:s text:c="6"/>odd_count = odd_count + 1</text:span></text:p>
      <text:p text:style-name="P1"><text:span text:style-name="Source_20_Text">13- <text:s text:c="2"/>END IF</text:span></text:p>
      <text:p text:style-name="P1"><text:span text:style-name="Source_20_Text">14- END FOR</text:span></text:p>
      <text:p text:style-name="P1"><text:span text:style-name="Source_20_Text">15- YAZ("Çift sayılar:", even)</text:span></text:p>
      <text:p text:style-name="P1"><text:span text:style-name="Source_20_Text">16- YAZ("Tek sayılar:", odd)</text:span></text:p>
      <text:p text:style-name="P2"><text:span text:style-name="Source_20_Text">17- STOP</text:span></text:p>
      <text:p text:style-name="Horizontal_20_Line"/>
      <text:p text:style-name="Text_20_body"><text:span text:style-name="Strong_20_Emphasis">17. Problem:</text:span><text:line-break/><text:span text:style-name="Strong_20_Emphasis">Bir Dizi Elemanlarının Ortalamasını Hesapla</text:span><text:line-break/><text:span text:style-name="Strong_20_Emphasis">Algorithm:</text:span></text:p>
      <text:p text:style-name="Preformatted_20_Text"/>
      <text:p text:style-name="P1"><text:span text:style-name="Source_20_Text">1- START</text:span></text:p>
      <text:p text:style-name="P1"><text:span text:style-name="Source_20_Text">2- TANIMLA numbers[10], sum, average, i</text:span></text:p>
      <text:p text:style-name="P1"><text:span text:style-name="Source_20_Text">3- INPUT numbers[10]</text:span></text:p>
      <text:p text:style-name="P1"><text:span text:style-name="Source_20_Text">4- sum = 0</text:span></text:p>
      <text:p text:style-name="P1"><text:span text:style-name="Source_20_Text">5- FOR i = 1 TO 10 DO</text:span></text:p>
      <text:p text:style-name="P1"><text:span text:style-name="Source_20_Text">6- <text:s text:c="3"/>sum = sum + numbers[i]</text:span></text:p>
      <text:p text:style-name="P1"><text:span text:style-name="Source_20_Text">7- END FOR</text:span></text:p>
      <text:p text:style-name="P1"><text:span text:style-name="Source_20_Text">8- average = sum / 10</text:span></text:p>
      <text:p text:style-name="P1"><text:span text:style-name="Source_20_Text">9- YAZ("Ortalama:", average)</text:span></text:p>
      <text:p text:style-name="P2"><text:span text:style-name="Source_20_Text">10- STOP</text:span></text:p>
      <text:p text:style-name="Horizontal_20_Line"/>
      <text:p text:style-name="Text_20_body"><text:span text:style-name="Strong_20_Emphasis">18. Problem:</text:span><text:line-break/><text:span text:style-name="Strong_20_Emphasis">Bir Sayıdan 1’e Kadar Olan Sayıları Yazdır</text:span><text:line-break/><text:span text:style-name="Strong_20_Emphasis">Algorithm:</text:span></text:p>
      <text:p text:style-name="Preformatted_20_Text"/>
      <text:p text:style-name="P1"><text:span text:style-name="Source_20_Text">1- START</text:span></text:p>
      <text:p text:style-name="P1"><text:span text:style-name="Source_20_Text">2- TANIMLA n, i</text:span></text:p>
      <text:p text:style-name="P1"><text:span text:style-name="Source_20_Text">3- INPUT n</text:span></text:p>
      <text:p text:style-name="P1"><text:span text:style-name="Source_20_Text">4- FOR i = n DOWNTO 1 DO</text:span></text:p>
      <text:p text:style-name="P1"><text:span text:style-name="Source_20_Text">5- <text:s text:c="3"/>YAZ(i)</text:span></text:p>
      <text:p text:style-name="P1"><text:span text:style-name="Source_20_Text">6- END FOR</text:span></text:p>
      <text:p text:style-name="P2"><text:span text:style-name="Source_20_Text">7- STOP</text:span></text:p>
      <text:p text:style-name="Horizontal_20_Line"/>
      <text:p text:style-name="Text_20_body"><text:soft-page-break/><text:span text:style-name="Strong_20_Emphasis">19. Problem:</text:span><text:line-break/><text:span text:style-name="Strong_20_Emphasis">Bir Sayının Pozitif Tam Sayılarının Ortalamasını Bul</text:span><text:line-break/><text:span text:style-name="Strong_20_Emphasis">Algorithm:</text:span></text:p>
      <text:p text:style-name="Preformatted_20_Text"/>
      <text:p text:style-name="P1"><text:span text:style-name="Source_20_Text">1- START</text:span></text:p>
      <text:p text:style-name="P1"><text:span text:style-name="Source_20_Text">2- TANIMLA n, i, sum, count, average</text:span></text:p>
      <text:p text:style-name="P1"><text:span text:style-name="Source_20_Text">3- INPUT n</text:span></text:p>
      <text:p text:style-name="P1"><text:span text:style-name="Source_20_Text">4- sum = 0</text:span></text:p>
      <text:p text:style-name="P1"><text:span text:style-name="Source_20_Text">5- count = 0</text:span></text:p>
      <text:p text:style-name="P1"><text:span text:style-name="Source_20_Text">6- FOR i = 1 TO n DO</text:span></text:p>
      <text:p text:style-name="P1"><text:span text:style-name="Source_20_Text">7- <text:s text:c="3"/>IF n MOD i = 0 THEN</text:span></text:p>
      <text:p text:style-name="P1"><text:span text:style-name="Source_20_Text">8- <text:s text:c="6"/>sum = sum + i</text:span></text:p>
      <text:p text:style-name="P1"><text:span text:style-name="Source_20_Text">9- <text:s text:c="6"/>count = count + 1</text:span></text:p>
      <text:p text:style-name="P1"><text:span text:style-name="Source_20_Text">10- <text:s/>END IF</text:span></text:p>
      <text:p text:style-name="P1"><text:span text:style-name="Source_20_Text">11- END FOR</text:span></text:p>
      <text:p text:style-name="P1"><text:span text:style-name="Source_20_Text">12- average = sum / count</text:span></text:p>
      <text:p text:style-name="P1"><text:span text:style-name="Source_20_Text">13- YAZ("Ortalama:", average)</text:span></text:p>
      <text:p text:style-name="P2"><text:span text:style-name="Source_20_Text">14- STOP</text:span></text:p>
      <text:p text:style-name="Horizontal_20_Line"/>
      <text:p text:style-name="Text_20_body"><text:span text:style-name="Strong_20_Emphasis">20. Problem:</text:span><text:line-break/><text:span text:style-name="Strong_20_Emphasis">Bir Sayının Kaç Haneli Olduğunu Bul</text:span><text:line-break/><text:span text:style-name="Strong_20_Emphasis">Algorithm:</text:span></text:p>
      <text:p text:style-name="Preformatted_20_Text"/>
      <text:p text:style-name="P1"><text:span text:style-name="Source_20_Text">1- START</text:span></text:p>
      <text:p text:style-name="P1"><text:span text:style-name="Source_20_Text">2- TANIMLA n, digit_count</text:span></text:p>
      <text:p text:style-name="P1"><text:span text:style-name="Source_20_Text">3- INPUT n</text:span></text:p>
      <text:p text:style-name="P1"><text:span text:style-name="Source_20_Text">4- digit_count = 0</text:span></text:p>
      <text:p text:style-name="P1"><text:span text:style-name="Source_20_Text">5- WHILE n &gt; 0 DO</text:span></text:p>
      <text:p text:style-name="P1"><text:span text:style-name="Source_20_Text">6- <text:s text:c="3"/>n = n / 10</text:span></text:p>
      <text:p text:style-name="P1"><text:span text:style-name="Source_20_Text">7- <text:s text:c="3"/>digit_count = digit_count + 1</text:span></text:p>
      <text:p text:style-name="P1"><text:span text:style-name="Source_20_Text">8- END WHILE</text:span></text:p>
      <text:p text:style-name="P1"><text:span text:style-name="Source_20_Text">9- YAZ("Haneli sayısı:", digit_count)</text:span></text:p>
      <text:p text:style-name="P2"><text:span text:style-name="Source_20_Text">10- STOP</text:span></text:p>
      <text:p text:style-name="Horizontal_20_Line"/>
      <text:p text:style-name="Text_20_body"><text:span text:style-name="Strong_20_Emphasis">21. Problem:</text:span><text:line-break/><text:span text:style-name="Strong_20_Emphasis">Bir Dizi Elemanlarının Toplamını Hesapla</text:span><text:line-break/><text:span text:style-name="Strong_20_Emphasis">Algorithm:</text:span></text:p>
      <text:p text:style-name="Preformatted_20_Text"/>
      <text:p text:style-name="P1"><text:span text:style-name="Source_20_Text">1- START</text:span></text:p>
      <text:p text:style-name="P1"><text:span text:style-name="Source_20_Text">2- TANIMLA numbers[10], sum, i</text:span></text:p>
      <text:p text:style-name="P1"><text:span text:style-name="Source_20_Text">3- INPUT numbers[10]</text:span></text:p>
      <text:p text:style-name="P1"><text:span text:style-name="Source_20_Text">4- sum = 0</text:span></text:p>
      <text:p text:style-name="P1"><text:span text:style-name="Source_20_Text">5- FOR i = 1 TO 10 DO</text:span></text:p>
      <text:p text:style-name="P1"><text:span text:style-name="Source_20_Text">6- <text:s text:c="3"/>sum = sum + numbers[i]</text:span></text:p>
      <text:p text:style-name="P1"><text:span text:style-name="Source_20_Text">7- END FOR</text:span></text:p>
      <text:p text:style-name="P1"><text:span text:style-name="Source_20_Text">8- YAZ("Toplam:", sum)</text:span></text:p>
      <text:p text:style-name="P2"><text:span text:style-name="Source_20_Text">9- STOP</text:span></text:p>
      <text:p text:style-name="Horizontal_20_Line"/>
      <text:p text:style-name="Text_20_body"><text:soft-page-break/><text:span text:style-name="Strong_20_Emphasis">22. Problem:</text:span><text:line-break/><text:span text:style-name="Strong_20_Emphasis">Bir Sayının Asal Olup Olmadığını Kontrol Et</text:span><text:line-break/><text:span text:style-name="Strong_20_Emphasis">Algorithm:</text:span></text:p>
      <text:p text:style-name="Preformatted_20_Text"/>
      <text:p text:style-name="P1"><text:span text:style-name="Source_20_Text">1- START</text:span></text:p>
      <text:p text:style-name="P1"><text:span text:style-name="Source_20_Text">2- TANIMLA n, i, is_prime</text:span></text:p>
      <text:p text:style-name="P1"><text:span text:style-name="Source_20_Text">3- INPUT n</text:span></text:p>
      <text:p text:style-name="P1"><text:span text:style-name="Source_20_Text">4- is_prime = TRUE</text:span></text:p>
      <text:p text:style-name="P1"><text:span text:style-name="Source_20_Text">5- FOR i = 2 TO n-1 DO</text:span></text:p>
      <text:p text:style-name="P1"><text:span text:style-name="Source_20_Text">6- <text:s text:c="3"/>IF n MOD i = 0 THEN</text:span></text:p>
      <text:p text:style-name="P1"><text:span text:style-name="Source_20_Text">7- <text:s text:c="6"/>is_prime = FALSE</text:span></text:p>
      <text:p text:style-name="P1"><text:span text:style-name="Source_20_Text">8- <text:s text:c="6"/>BREAK</text:span></text:p>
      <text:p text:style-name="P1"><text:span text:style-name="Source_20_Text">9- END FOR</text:span></text:p>
      <text:p text:style-name="P1"><text:span text:style-name="Source_20_Text">10- IF is_prime THEN</text:span></text:p>
      <text:p text:style-name="P1"><text:span text:style-name="Source_20_Text">11- <text:s text:c="3"/>YAZ("Asal")</text:span></text:p>
      <text:p text:style-name="P1"><text:span text:style-name="Source_20_Text">12- ELSE</text:span></text:p>
      <text:p text:style-name="P1"><text:span text:style-name="Source_20_Text">13- <text:s text:c="3"/>YAZ("Asal değil")</text:span></text:p>
      <text:p text:style-name="P1"><text:span text:style-name="Source_20_Text">14- END IF</text:span></text:p>
      <text:p text:style-name="P2"><text:span text:style-name="Source_20_Text">15- STOP</text:span></text:p>
      <text:p text:style-name="Horizontal_20_Line"/>
      <text:p text:style-name="Text_20_body"><text:span text:style-name="Strong_20_Emphasis">23. Problem:</text:span><text:line-break/><text:span text:style-name="Strong_20_Emphasis">Bir Sayı Pozitif mi Negatif mi?</text:span><text:line-break/><text:span text:style-name="Strong_20_Emphasis">Algorithm:</text:span></text:p>
      <text:p text:style-name="Preformatted_20_Text"/>
      <text:p text:style-name="P1"><text:span text:style-name="Source_20_Text">1- START</text:span></text:p>
      <text:p text:style-name="P1"><text:span text:style-name="Source_20_Text">2- TANIMLA n</text:span></text:p>
      <text:p text:style-name="P1"><text:span text:style-name="Source_20_Text">3- INPUT n</text:span></text:p>
      <text:p text:style-name="P1"><text:span text:style-name="Source_20_Text">4- IF n &gt; 0 THEN</text:span></text:p>
      <text:p text:style-name="P1"><text:span text:style-name="Source_20_Text">5- <text:s text:c="3"/>YAZ("Pozitif")</text:span></text:p>
      <text:p text:style-name="P1"><text:span text:style-name="Source_20_Text">6- ELSE IF n &lt; 0 THEN</text:span></text:p>
      <text:p text:style-name="P1"><text:span text:style-name="Source_20_Text">7- <text:s text:c="3"/>YAZ("Negatif")</text:span></text:p>
      <text:p text:style-name="P1"><text:span text:style-name="Source_20_Text">8- ELSE</text:span></text:p>
      <text:p text:style-name="P1"><text:span text:style-name="Source_20_Text">9- <text:s text:c="3"/>YAZ("Sıfır")</text:span></text:p>
      <text:p text:style-name="P1"><text:span text:style-name="Source_20_Text">10- END IF</text:span></text:p>
      <text:p text:style-name="P2"><text:span text:style-name="Source_20_Text">11- STOP</text:span></text:p>
      <text:p text:style-name="Horizontal_20_Line"/>
      <text:p text:style-name="Text_20_body"><text:span text:style-name="Strong_20_Emphasis">24. Problem:</text:span><text:line-break/><text:span text:style-name="Strong_20_Emphasis">Bir Sayıyı 1’den N’ye Kadar Çift Sayılarla Böl</text:span><text:line-break/><text:span text:style-name="Strong_20_Emphasis">Algorithm:</text:span></text:p>
      <text:p text:style-name="Preformatted_20_Text"/>
      <text:p text:style-name="P1"><text:span text:style-name="Source_20_Text">1- START</text:span></text:p>
      <text:p text:style-name="P1"><text:span text:style-name="Source_20_Text">2- TANIMLA n, i</text:span></text:p>
      <text:p text:style-name="P1"><text:span text:style-name="Source_20_Text">3- INPUT n</text:span></text:p>
      <text:p text:style-name="P1"><text:span text:style-name="Source_20_Text">4- FOR i = 2 TO n DO</text:span></text:p>
      <text:p text:style-name="P1"><text:span text:style-name="Source_20_Text">5- <text:s text:c="3"/>IF i MOD 2 = 0 THEN</text:span></text:p>
      <text:p text:style-name="P1"><text:span text:style-name="Source_20_Text">6- <text:s text:c="6"/>YAZ(i, "Çift sayı")</text:span></text:p>
      <text:p text:style-name="P1"><text:span text:style-name="Source_20_Text">7- <text:s text:c="3"/>END IF</text:span></text:p>
      <text:p text:style-name="P1"><text:span text:style-name="Source_20_Text">8- END FOR</text:span></text:p>
      <text:p text:style-name="P2"><text:span text:style-name="Source_20_Text">9- STOP</text:span></text:p>
      <text:p text:style-name="Horizontal_20_Line"><text:soft-page-break/></text:p>
      <text:p text:style-name="Text_20_body"><text:span text:style-name="Strong_20_Emphasis">25. Problem:</text:span><text:line-break/><text:span text:style-name="Strong_20_Emphasis">Bir Sayıyı Tersine Çevir</text:span><text:line-break/><text:span text:style-name="Strong_20_Emphasis">Algorithm:</text:span></text:p>
      <text:p text:style-name="Preformatted_20_Text"/>
      <text:p text:style-name="P1"><text:span text:style-name="Source_20_Text">1- START</text:span></text:p>
      <text:p text:style-name="P1"><text:span text:style-name="Source_20_Text">2- TANIMLA n, reversed, digit</text:span></text:p>
      <text:p text:style-name="P1"><text:span text:style-name="Source_20_Text">3- INPUT n</text:span></text:p>
      <text:p text:style-name="P1"><text:span text:style-name="Source_20_Text">4- reversed = 0</text:span></text:p>
      <text:p text:style-name="P1"><text:span text:style-name="Source_20_Text">5- WHILE n &gt; 0 DO</text:span></text:p>
      <text:p text:style-name="P1"><text:span text:style-name="Source_20_Text">6- <text:s text:c="3"/>digit = n MOD 10</text:span></text:p>
      <text:p text:style-name="P1"><text:span text:style-name="Source_20_Text">7- <text:s text:c="3"/>reversed = reversed * 10 + digit</text:span></text:p>
      <text:p text:style-name="P1"><text:span text:style-name="Source_20_Text">8- <text:s text:c="3"/>n = n / 10</text:span></text:p>
      <text:p text:style-name="P1"><text:span text:style-name="Source_20_Text">9- END WHILE</text:span></text:p>
      <text:p text:style-name="P1"><text:span text:style-name="Source_20_Text">10- YAZ("Tersine çevrilmiş sayı:", reversed)</text:span></text:p>
      <text:p text:style-name="P2"><text:span text:style-name="Source_20_Text">11- STOP</text:span></text:p>
      <text:p text:style-name="Horizontal_20_Line"/>
      <text:p text:style-name="Text_20_body"><text:span text:style-name="Strong_20_Emphasis">26. Problem:</text:span><text:line-break/><text:span text:style-name="Strong_20_Emphasis">Bir Dizi İçindeki Pozitif Sayıları Bul</text:span><text:line-break/><text:span text:style-name="Strong_20_Emphasis">Algorithm:</text:span></text:p>
      <text:p text:style-name="Preformatted_20_Text"/>
      <text:p text:style-name="P1"><text:span text:style-name="Source_20_Text">1- START</text:span></text:p>
      <text:p text:style-name="P1"><text:span text:style-name="Source_20_Text">2- TANIMLA numbers[10], i</text:span></text:p>
      <text:p text:style-name="P1"><text:span text:style-name="Source_20_Text">3- INPUT numbers[10]</text:span></text:p>
      <text:p text:style-name="P1"><text:span text:style-name="Source_20_Text">4- FOR i = 1 TO 10 DO</text:span></text:p>
      <text:p text:style-name="P1"><text:span text:style-name="Source_20_Text">5- <text:s text:c="3"/>IF numbers[i] &gt; 0 THEN</text:span></text:p>
      <text:p text:style-name="P1"><text:span text:style-name="Source_20_Text">6- <text:s text:c="6"/>YAZ("Pozitif sayı:", numbers[i])</text:span></text:p>
      <text:p text:style-name="P1"><text:span text:style-name="Source_20_Text">7- END FOR</text:span></text:p>
      <text:p text:style-name="P2"><text:span text:style-name="Source_20_Text">8- STOP</text:span></text:p>
      <text:p text:style-name="Horizontal_20_Line"/>
      <text:p text:style-name="Text_20_body"><text:span text:style-name="Strong_20_Emphasis">27. Problem:</text:span><text:line-break/><text:span text:style-name="Strong_20_Emphasis">Bir Sayıyı Bölgenin Sayısına Göre Yazdır</text:span><text:line-break/><text:span text:style-name="Strong_20_Emphasis">Algorithm:</text:span></text:p>
      <text:p text:style-name="Preformatted_20_Text"/>
      <text:p text:style-name="P1"><text:span text:style-name="Source_20_Text">1- START</text:span></text:p>
      <text:p text:style-name="P1"><text:span text:style-name="Source_20_Text">2- TANIMLA n, i, count</text:span></text:p>
      <text:p text:style-name="P1"><text:span text:style-name="Source_20_Text">3- INPUT n</text:span></text:p>
      <text:p text:style-name="P1"><text:span text:style-name="Source_20_Text">4- count = 0</text:span></text:p>
      <text:p text:style-name="P1"><text:span text:style-name="Source_20_Text">5- FOR i = 1 TO n DO</text:span></text:p>
      <text:p text:style-name="P1"><text:span text:style-name="Source_20_Text">6- <text:s text:c="3"/>IF n MOD i = 0 THEN</text:span></text:p>
      <text:p text:style-name="P1"><text:span text:style-name="Source_20_Text">7- <text:s text:c="6"/>count = count + 1</text:span></text:p>
      <text:p text:style-name="P1"><text:span text:style-name="Source_20_Text">8- <text:s text:c="3"/>END IF</text:span></text:p>
      <text:p text:style-name="P1"><text:span text:style-name="Source_20_Text">9- END FOR</text:span></text:p>
      <text:p text:style-name="P1"><text:span text:style-name="Source_20_Text">10- YAZ("Bölgenin sayısı:", count)</text:span></text:p>
      <text:p text:style-name="P2"><text:span text:style-name="Source_20_Text">11- STOP</text:span></text:p>
      <text:p text:style-name="Horizontal_20_Line"/>
      <text:p text:style-name="Text_20_body"><text:soft-page-break/><text:span text:style-name="Strong_20_Emphasis">28. Problem:</text:span><text:line-break/><text:span text:style-name="Strong_20_Emphasis">Bir Sayının Karakter Sayısını Bul</text:span><text:line-break/><text:span text:style-name="Strong_20_Emphasis">Algorithm:</text:span></text:p>
      <text:p text:style-name="Preformatted_20_Text"/>
      <text:p text:style-name="P1"><text:span text:style-name="Source_20_Text">1- START</text:span></text:p>
      <text:p text:style-name="P1"><text:span text:style-name="Source_20_Text">2- TANIMLA n, digit_count</text:span></text:p>
      <text:p text:style-name="P1"><text:span text:style-name="Source_20_Text">3- INPUT n</text:span></text:p>
      <text:p text:style-name="P1"><text:span text:style-name="Source_20_Text">4- digit_count = 0</text:span></text:p>
      <text:p text:style-name="P1"><text:span text:style-name="Source_20_Text">5- WHILE n &gt; 0 DO</text:span></text:p>
      <text:p text:style-name="P1"><text:span text:style-name="Source_20_Text">6- <text:s text:c="3"/>n = n / 10</text:span></text:p>
      <text:p text:style-name="P1"><text:span text:style-name="Source_20_Text">7- <text:s text:c="3"/>digit_count = digit_count + 1</text:span></text:p>
      <text:p text:style-name="P1"><text:span text:style-name="Source_20_Text">8- END WHILE</text:span></text:p>
      <text:p text:style-name="P1"><text:span text:style-name="Source_20_Text">9- YAZ("Karakter sayısı:", digit_count)</text:span></text:p>
      <text:p text:style-name="P2"><text:span text:style-name="Source_20_Text">10- STOP</text:span></text:p>
      <text:p text:style-name="Horizontal_20_Line"/>
      <text:p text:style-name="Text_20_body"><text:span text:style-name="Strong_20_Emphasis">29. Problem:</text:span><text:line-break/><text:span text:style-name="Strong_20_Emphasis">Bir Sayıyı Kare ve Küpüyle Hesapla</text:span><text:line-break/><text:span text:style-name="Strong_20_Emphasis">Algorithm:</text:span></text:p>
      <text:p text:style-name="Preformatted_20_Text"/>
      <text:p text:style-name="P1"><text:span text:style-name="Source_20_Text">1- START</text:span></text:p>
      <text:p text:style-name="P1"><text:span text:style-name="Source_20_Text">2- TANIMLA n, square, cube</text:span></text:p>
      <text:p text:style-name="P1"><text:span text:style-name="Source_20_Text">3- INPUT n</text:span></text:p>
      <text:p text:style-name="P1"><text:span text:style-name="Source_20_Text">4- square = n * n</text:span></text:p>
      <text:p text:style-name="P1"><text:span text:style-name="Source_20_Text">5- cube = n * n * n</text:span></text:p>
      <text:p text:style-name="P1"><text:span text:style-name="Source_20_Text">6- YAZ("Kare:", square, "Küp:", cube)</text:span></text:p>
      <text:p text:style-name="P2"><text:span text:style-name="Source_20_Text">7- STOP</text:span></text:p>
      <text:p text:style-name="Horizontal_20_Line"/>
      <text:p text:style-name="Text_20_body"><text:span text:style-name="Strong_20_Emphasis">30. Problem:</text:span><text:line-break/><text:span text:style-name="Strong_20_Emphasis">Bir Dizi Elemanlarının Ortalama ve Toplamını Hesapla</text:span><text:line-break/><text:span text:style-name="Strong_20_Emphasis">Algorithm:</text:span></text:p>
      <text:p text:style-name="Preformatted_20_Text"/>
      <text:p text:style-name="P1"><text:span text:style-name="Source_20_Text">1- START</text:span></text:p>
      <text:p text:style-name="P1"><text:span text:style-name="Source_20_Text">2- TANIMLA numbers[10], sum, average, i</text:span></text:p>
      <text:p text:style-name="P1"><text:span text:style-name="Source_20_Text">3- INPUT numbers[10]</text:span></text:p>
      <text:p text:style-name="P1"><text:span text:style-name="Source_20_Text">4- sum = 0</text:span></text:p>
      <text:p text:style-name="P1"><text:span text:style-name="Source_20_Text">5- FOR i = 1 TO 10 DO</text:span></text:p>
      <text:p text:style-name="P1"><text:span text:style-name="Source_20_Text">6- <text:s text:c="3"/>sum = sum + numbers[i]</text:span></text:p>
      <text:p text:style-name="P1"><text:span text:style-name="Source_20_Text">7- END FOR</text:span></text:p>
      <text:p text:style-name="P1"><text:span text:style-name="Source_20_Text">8- average = sum / 10</text:span></text:p>
      <text:p text:style-name="P1"><text:span text:style-name="Source_20_Text">9- YAZ("Toplam:", sum, "Ortalama:", average)</text:span></text:p>
      <text:p text:style-name="P2"><text:span text:style-name="Source_20_Text">10- STOP</text:span></text:p>
      <text:p text:style-name="Horizontal_20_Line"/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oft-page-break/><text:span text:style-name="Strong_20_Emphasis">31. Problem:</text:span></text:p>
      <text:p text:style-name="P3"><text:span text:style-name="Strong_20_Emphasis">Fibonacci Dizisi İle En Büyük Sayıyı Bul</text:span><text:line-break/><text:span text:style-name="Strong_20_Emphasis">Algorithm:</text:span></text:p>
      <text:p text:style-name="Preformatted_20_Text"/>
      <text:p text:style-name="P1"><text:span text:style-name="Source_20_Text">1- START</text:span></text:p>
      <text:p text:style-name="P1"><text:span text:style-name="Source_20_Text">2- TANIMLA n, a, b, temp, max</text:span></text:p>
      <text:p text:style-name="P1"><text:span text:style-name="Source_20_Text">3- INPUT n</text:span></text:p>
      <text:p text:style-name="P1"><text:span text:style-name="Source_20_Text">4- a = 0</text:span></text:p>
      <text:p text:style-name="P1"><text:span text:style-name="Source_20_Text">5- b = 1</text:span></text:p>
      <text:p text:style-name="P1"><text:span text:style-name="Source_20_Text">6- max = 0</text:span></text:p>
      <text:p text:style-name="P1"><text:span text:style-name="Source_20_Text">7- FOR i = 1 TO n DO</text:span></text:p>
      <text:p text:style-name="P1"><text:span text:style-name="Source_20_Text">8- <text:s text:c="3"/>IF a &gt; max THEN</text:span></text:p>
      <text:p text:style-name="P1"><text:span text:style-name="Source_20_Text">9- <text:s text:c="6"/>max = a</text:span></text:p>
      <text:p text:style-name="P1"><text:span text:style-name="Source_20_Text">10- <text:s/>END IF</text:span></text:p>
      <text:p text:style-name="P1"><text:span text:style-name="Source_20_Text">11- <text:s text:c="2"/>temp = a</text:span></text:p>
      <text:p text:style-name="P1"><text:span text:style-name="Source_20_Text">12- <text:s text:c="2"/>a = b</text:span></text:p>
      <text:p text:style-name="P1"><text:span text:style-name="Source_20_Text">13- <text:s text:c="2"/>b = temp + b</text:span></text:p>
      <text:p text:style-name="P1"><text:span text:style-name="Source_20_Text">14- END FOR</text:span></text:p>
      <text:p text:style-name="P1"><text:span text:style-name="Source_20_Text">15- YAZ("En büyük sayı:", max)</text:span></text:p>
      <text:p text:style-name="P2"><text:span text:style-name="Source_20_Text">16- STOP</text:span></text:p>
      <text:p text:style-name="Horizontal_20_Line"/>
      <text:p text:style-name="Text_20_body"><text:span text:style-name="Strong_20_Emphasis">32. Problem:</text:span><text:line-break/><text:span text:style-name="Strong_20_Emphasis">Bir Sayıyı Yıldızlarla Çarpma</text:span><text:line-break/><text:span text:style-name="Strong_20_Emphasis">Algorithm:</text:span></text:p>
      <text:p text:style-name="Preformatted_20_Text"/>
      <text:p text:style-name="P1"><text:span text:style-name="Source_20_Text">1- START</text:span></text:p>
      <text:p text:style-name="P1"><text:span text:style-name="Source_20_Text">2- TANIMLA n, i</text:span></text:p>
      <text:p text:style-name="P1"><text:span text:style-name="Source_20_Text">3- INPUT n</text:span></text:p>
      <text:p text:style-name="P1"><text:span text:style-name="Source_20_Text">4- FOR i = 1 TO n DO</text:span></text:p>
      <text:p text:style-name="P1"><text:span text:style-name="Source_20_Text">5- <text:s text:c="3"/>YAZ("*")</text:span></text:p>
      <text:p text:style-name="P1"><text:span text:style-name="Source_20_Text">6- END FOR</text:span></text:p>
      <text:p text:style-name="P2"><text:span text:style-name="Source_20_Text">7- STOP</text:span></text:p>
      <text:p text:style-name="Text_20_body"><text:span text:style-name="Strong_20_Emphasis">33. Problem:</text:span><text:line-break/><text:span text:style-name="Strong_20_Emphasis">Bir Sayının Faktoriyelini Hesapla</text:span><text:line-break/><text:span text:style-name="Strong_20_Emphasis">Algorithm:</text:span></text:p>
      <text:p text:style-name="Preformatted_20_Text"/>
      <text:p text:style-name="P1"><text:span text:style-name="Source_20_Text">1- START</text:span></text:p>
      <text:p text:style-name="P1"><text:span text:style-name="Source_20_Text">2- TANIMLA n, factorial, i</text:span></text:p>
      <text:p text:style-name="P1"><text:span text:style-name="Source_20_Text">3- INPUT n</text:span></text:p>
      <text:p text:style-name="P1"><text:span text:style-name="Source_20_Text">4- factorial = 1</text:span></text:p>
      <text:p text:style-name="P1"><text:span text:style-name="Source_20_Text">5- FOR i = 1 TO n DO</text:span></text:p>
      <text:p text:style-name="P1"><text:span text:style-name="Source_20_Text">6- <text:s text:c="3"/>factorial = factorial * i</text:span></text:p>
      <text:p text:style-name="P1"><text:span text:style-name="Source_20_Text">7- END FOR</text:span></text:p>
      <text:p text:style-name="P1"><text:span text:style-name="Source_20_Text">8- YAZ("Faktoriyel:", factorial)</text:span></text:p>
      <text:p text:style-name="P2"><text:span text:style-name="Source_20_Text">9- STOP</text:span></text:p>
      <text:p text:style-name="Horizontal_20_Line"/>
      <text:p text:style-name="Text_20_body"><text:soft-page-break/><text:span text:style-name="Strong_20_Emphasis">34. Problem:</text:span><text:line-break/><text:span text:style-name="Strong_20_Emphasis">Bir Sayının 2’nin Katı Olduğunu Kontrol Et</text:span><text:line-break/><text:span text:style-name="Strong_20_Emphasis">Algorithm:</text:span></text:p>
      <text:p text:style-name="Preformatted_20_Text"/>
      <text:p text:style-name="P1"><text:span text:style-name="Source_20_Text">1- START</text:span></text:p>
      <text:p text:style-name="P1"><text:span text:style-name="Source_20_Text">2- TANIMLA n</text:span></text:p>
      <text:p text:style-name="P1"><text:span text:style-name="Source_20_Text">3- INPUT n</text:span></text:p>
      <text:p text:style-name="P1"><text:span text:style-name="Source_20_Text">4- IF n MOD 2 = 0 THEN</text:span></text:p>
      <text:p text:style-name="P1"><text:span text:style-name="Source_20_Text">5- <text:s text:c="3"/>YAZ("2'nin katı")</text:span></text:p>
      <text:p text:style-name="P1"><text:span text:style-name="Source_20_Text">6- ELSE</text:span></text:p>
      <text:p text:style-name="P1"><text:span text:style-name="Source_20_Text">7- <text:s text:c="3"/>YAZ("2'nin katı değil")</text:span></text:p>
      <text:p text:style-name="P1"><text:span text:style-name="Source_20_Text">8- END IF</text:span></text:p>
      <text:p text:style-name="P2"><text:span text:style-name="Source_20_Text">9- STOP</text:span></text:p>
      <text:p text:style-name="Horizontal_20_Line"/>
      <text:p text:style-name="Text_20_body"><text:span text:style-name="Strong_20_Emphasis">35. Problem:</text:span><text:line-break/><text:span text:style-name="Strong_20_Emphasis">Bir Sayının 3’e Bölünebilirliğini Kontrol Et</text:span><text:line-break/><text:span text:style-name="Strong_20_Emphasis">Algorithm:</text:span></text:p>
      <text:p text:style-name="Preformatted_20_Text"/>
      <text:p text:style-name="P1"><text:span text:style-name="Source_20_Text">1- START</text:span></text:p>
      <text:p text:style-name="P1"><text:span text:style-name="Source_20_Text">2- TANIMLA n</text:span></text:p>
      <text:p text:style-name="P1"><text:span text:style-name="Source_20_Text">3- INPUT n</text:span></text:p>
      <text:p text:style-name="P1"><text:span text:style-name="Source_20_Text">4- IF n MOD 3 = 0 THEN</text:span></text:p>
      <text:p text:style-name="P1"><text:span text:style-name="Source_20_Text">5- <text:s text:c="3"/>YAZ("3'e bölünebilir")</text:span></text:p>
      <text:p text:style-name="P1"><text:span text:style-name="Source_20_Text">6- ELSE</text:span></text:p>
      <text:p text:style-name="P1"><text:span text:style-name="Source_20_Text">7- <text:s text:c="3"/>YAZ("3'e bölünemez")</text:span></text:p>
      <text:p text:style-name="P1"><text:span text:style-name="Source_20_Text">8- END IF</text:span></text:p>
      <text:p text:style-name="P2"><text:span text:style-name="Source_20_Text">9- STOP</text:span></text:p>
      <text:p text:style-name="Horizontal_20_Line"/>
      <text:p text:style-name="Text_20_body"><text:span text:style-name="Strong_20_Emphasis">36. Problem:</text:span><text:line-break/><text:span text:style-name="Strong_20_Emphasis">Bir Sayıyı Yalnızca 2 ile Bölünmesini Sağla</text:span><text:line-break/><text:span text:style-name="Strong_20_Emphasis">Algorithm:</text:span></text:p>
      <text:p text:style-name="Preformatted_20_Text"/>
      <text:p text:style-name="P1"><text:span text:style-name="Source_20_Text">1- START</text:span></text:p>
      <text:p text:style-name="P1"><text:span text:style-name="Source_20_Text">2- TANIMLA n</text:span></text:p>
      <text:p text:style-name="P1"><text:span text:style-name="Source_20_Text">3- INPUT n</text:span></text:p>
      <text:p text:style-name="P1"><text:span text:style-name="Source_20_Text">4- WHILE n MOD 2 != 0 DO</text:span></text:p>
      <text:p text:style-name="P1"><text:span text:style-name="Source_20_Text">5- <text:s text:c="3"/>YAZ("Sayınız 2 ile bölünemez")</text:span></text:p>
      <text:p text:style-name="P1"><text:span text:style-name="Source_20_Text">6- <text:s text:c="3"/>INPUT n</text:span></text:p>
      <text:p text:style-name="P1"><text:span text:style-name="Source_20_Text">7- END WHILE</text:span></text:p>
      <text:p text:style-name="P1"><text:span text:style-name="Source_20_Text">8- YAZ("Sayınız 2 ile bölünebilir")</text:span></text:p>
      <text:p text:style-name="P2"><text:span text:style-name="Source_20_Text">9- STOP</text:span></text:p>
      <text:p text:style-name="Horizontal_20_Line"/>
      <text:p text:style-name="Text_20_body"><text:span text:style-name="Strong_20_Emphasis"/></text:p>
      <text:p text:style-name="Text_20_body"><text:soft-page-break/><text:span text:style-name="Strong_20_Emphasis"><text:span text:style-name="T1">3</text:span></text:span><text:span text:style-name="Strong_20_Emphasis">7. Problem:</text:span><text:line-break/><text:span text:style-name="Strong_20_Emphasis">Dizi Elemanlarının Çift Olanlarını Bul</text:span><text:line-break/><text:span text:style-name="Strong_20_Emphasis">Algorithm:</text:span></text:p>
      <text:p text:style-name="Preformatted_20_Text"/>
      <text:p text:style-name="P1"><text:span text:style-name="Source_20_Text">1- START</text:span></text:p>
      <text:p text:style-name="P1"><text:span text:style-name="Source_20_Text">2- TANIMLA numbers[10], i</text:span></text:p>
      <text:p text:style-name="P1"><text:span text:style-name="Source_20_Text">3- INPUT numbers[10]</text:span></text:p>
      <text:p text:style-name="P1"><text:span text:style-name="Source_20_Text">4- FOR i = 1 TO 10 DO</text:span></text:p>
      <text:p text:style-name="P1"><text:span text:style-name="Source_20_Text">5- <text:s text:c="3"/>IF numbers[i] MOD 2 = 0 THEN</text:span></text:p>
      <text:p text:style-name="P1"><text:span text:style-name="Source_20_Text">6- <text:s text:c="6"/>YAZ("Çift sayı:", numbers[i])</text:span></text:p>
      <text:p text:style-name="P1"><text:span text:style-name="Source_20_Text">7- END FOR</text:span></text:p>
      <text:p text:style-name="P2"><text:span text:style-name="Source_20_Text">8- STOP</text:span></text:p>
      <text:p text:style-name="Horizontal_20_Line"/>
      <text:p text:style-name="Text_20_body"><text:span text:style-name="Strong_20_Emphasis">38. Problem:</text:span><text:line-break/><text:span text:style-name="Strong_20_Emphasis">Bir Sayıyı 3’ün Katlarıyla Böl</text:span><text:line-break/><text:span text:style-name="Strong_20_Emphasis">Algorithm:</text:span></text:p>
      <text:p text:style-name="Preformatted_20_Text"/>
      <text:p text:style-name="P1"><text:span text:style-name="Source_20_Text">1- START</text:span></text:p>
      <text:p text:style-name="P1"><text:span text:style-name="Source_20_Text">2- TANIMLA n, i</text:span></text:p>
      <text:p text:style-name="P1"><text:span text:style-name="Source_20_Text">3- INPUT n</text:span></text:p>
      <text:p text:style-name="P1"><text:span text:style-name="Source_20_Text">4- FOR i = 3 TO n STEP 3 DO</text:span></text:p>
      <text:p text:style-name="P1"><text:span text:style-name="Source_20_Text">5- <text:s text:c="3"/>YAZ(i)</text:span></text:p>
      <text:p text:style-name="P1"><text:span text:style-name="Source_20_Text">6- END FOR</text:span></text:p>
      <text:p text:style-name="P2"><text:span text:style-name="Source_20_Text">7- STOP</text:span></text:p>
      <text:p text:style-name="Horizontal_20_Line"/>
      <text:p text:style-name="Text_20_body"><text:span text:style-name="Strong_20_Emphasis">39. Problem:</text:span><text:line-break/><text:span text:style-name="Strong_20_Emphasis">Bir Sayıyı 5’e Böl</text:span><text:line-break/><text:span text:style-name="Strong_20_Emphasis">Algorithm:</text:span></text:p>
      <text:p text:style-name="Preformatted_20_Text"/>
      <text:p text:style-name="P1"><text:span text:style-name="Source_20_Text">1- START</text:span></text:p>
      <text:p text:style-name="P1"><text:span text:style-name="Source_20_Text">2- TANIMLA n</text:span></text:p>
      <text:p text:style-name="P1"><text:span text:style-name="Source_20_Text">3- INPUT n</text:span></text:p>
      <text:p text:style-name="P1"><text:span text:style-name="Source_20_Text">4- IF n MOD 5 = 0 THEN</text:span></text:p>
      <text:p text:style-name="P1"><text:span text:style-name="Source_20_Text">5- <text:s text:c="3"/>YAZ("5'e bölünebilir")</text:span></text:p>
      <text:p text:style-name="P1"><text:span text:style-name="Source_20_Text">6- ELSE</text:span></text:p>
      <text:p text:style-name="P1"><text:span text:style-name="Source_20_Text">7- <text:s text:c="3"/>YAZ("5'e bölünemez")</text:span></text:p>
      <text:p text:style-name="P1"><text:span text:style-name="Source_20_Text">8- END IF</text:span></text:p>
      <text:p text:style-name="P2"><text:span text:style-name="Source_20_Text">9- STOP</text:span></text:p>
      <text:p text:style-name="Horizontal_20_Line"/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oft-page-break/><text:span text:style-name="Strong_20_Emphasis">40. Problem:</text:span><text:line-break/><text:span text:style-name="Strong_20_Emphasis">Bir Sayının Çift Mi Tek Mi Olduğunu Bul</text:span><text:line-break/><text:span text:style-name="Strong_20_Emphasis">Algorithm:</text:span></text:p>
      <text:p text:style-name="Preformatted_20_Text"/>
      <text:p text:style-name="P1"><text:span text:style-name="Source_20_Text">1- START</text:span></text:p>
      <text:p text:style-name="P1"><text:span text:style-name="Source_20_Text">2- TANIMLA n</text:span></text:p>
      <text:p text:style-name="P1"><text:span text:style-name="Source_20_Text">3- INPUT n</text:span></text:p>
      <text:p text:style-name="P1"><text:span text:style-name="Source_20_Text">4- IF n MOD 2 = 0 THEN</text:span></text:p>
      <text:p text:style-name="P1"><text:span text:style-name="Source_20_Text">5- <text:s text:c="3"/>YAZ("Çift sayı")</text:span></text:p>
      <text:p text:style-name="P1"><text:span text:style-name="Source_20_Text">6- ELSE</text:span></text:p>
      <text:p text:style-name="P1"><text:span text:style-name="Source_20_Text">7- <text:s text:c="3"/>YAZ("Tek sayı")</text:span></text:p>
      <text:p text:style-name="P1"><text:span text:style-name="Source_20_Text">8- END IF</text:span></text:p>
      <text:p text:style-name="P2"><text:span text:style-name="Source_20_Text">9- STOP</text:span></text:p>
      <text:p text:style-name="Horizontal_20_Line"/>
      <text:p text:style-name="Text_20_body"><text:span text:style-name="Strong_20_Emphasis">41. Problem:</text:span><text:line-break/><text:span text:style-name="Strong_20_Emphasis">Bir Sayıyı Çift ve Tek Olarak Ayır</text:span><text:line-break/><text:span text:style-name="Strong_20_Emphasis">Algorithm:</text:span></text:p>
      <text:p text:style-name="Preformatted_20_Text"/>
      <text:p text:style-name="P1"><text:span text:style-name="Source_20_Text">1- START</text:span></text:p>
      <text:p text:style-name="P1"><text:span text:style-name="Source_20_Text">2- TANIMLA n, i</text:span></text:p>
      <text:p text:style-name="P1"><text:span text:style-name="Source_20_Text">3- INPUT n</text:span></text:p>
      <text:p text:style-name="P1"><text:span text:style-name="Source_20_Text">4- FOR i = 1 TO n DO</text:span></text:p>
      <text:p text:style-name="P1"><text:span text:style-name="Source_20_Text">5- <text:s text:c="3"/>IF i MOD 2 = 0 THEN</text:span></text:p>
      <text:p text:style-name="P1"><text:span text:style-name="Source_20_Text">6- <text:s text:c="6"/>YAZ(i, "Çift")</text:span></text:p>
      <text:p text:style-name="P1"><text:span text:style-name="Source_20_Text">7- <text:s text:c="3"/>ELSE</text:span></text:p>
      <text:p text:style-name="P1"><text:span text:style-name="Source_20_Text">8- <text:s text:c="6"/>YAZ(i, "Tek")</text:span></text:p>
      <text:p text:style-name="P1"><text:span text:style-name="Source_20_Text">9- END FOR</text:span></text:p>
      <text:p text:style-name="P2"><text:span text:style-name="Source_20_Text">10- STOP</text:span></text:p>
      <text:p text:style-name="Horizontal_20_Line"/>
      <text:p text:style-name="Text_20_body"><text:span text:style-name="Strong_20_Emphasis">42. Problem:</text:span><text:line-break/><text:span text:style-name="Strong_20_Emphasis">Bir Sayının Asal Olup Olmadığını Bul</text:span><text:line-break/><text:span text:style-name="Strong_20_Emphasis">Algorithm:</text:span></text:p>
      <text:p text:style-name="Preformatted_20_Text"/>
      <text:p text:style-name="P1"><text:span text:style-name="Source_20_Text">1- START</text:span></text:p>
      <text:p text:style-name="P1"><text:span text:style-name="Source_20_Text">2- TANIMLA n, i, is_prime</text:span></text:p>
      <text:p text:style-name="P1"><text:span text:style-name="Source_20_Text">3- INPUT n</text:span></text:p>
      <text:p text:style-name="P1"><text:span text:style-name="Source_20_Text">4- is_prime = TRUE</text:span></text:p>
      <text:p text:style-name="P1"><text:span text:style-name="Source_20_Text">5- FOR i = 2 TO n-1 DO</text:span></text:p>
      <text:p text:style-name="P1"><text:span text:style-name="Source_20_Text">6- <text:s text:c="3"/>IF n MOD i = 0 THEN</text:span></text:p>
      <text:p text:style-name="P1"><text:span text:style-name="Source_20_Text">7- <text:s text:c="6"/>is_prime = FALSE</text:span></text:p>
      <text:p text:style-name="P1"><text:span text:style-name="Source_20_Text">8- <text:s text:c="6"/>BREAK</text:span></text:p>
      <text:p text:style-name="P1"><text:span text:style-name="Source_20_Text">9- END FOR</text:span></text:p>
      <text:p text:style-name="P1"><text:span text:style-name="Source_20_Text">10- IF is_prime THEN</text:span></text:p>
      <text:p text:style-name="P1"><text:span text:style-name="Source_20_Text">11- <text:s text:c="3"/>YAZ("Asal")</text:span></text:p>
      <text:p text:style-name="P1"><text:span text:style-name="Source_20_Text">12- ELSE</text:span></text:p>
      <text:p text:style-name="P1"><text:span text:style-name="Source_20_Text">13- <text:s text:c="3"/>YAZ("Asal değil")</text:span></text:p>
      <text:p text:style-name="P1"><text:span text:style-name="Source_20_Text">14- END IF</text:span></text:p>
      <text:p text:style-name="P2"><text:span text:style-name="Source_20_Text">15- STOP</text:span></text:p>
      <text:p text:style-name="Horizontal_20_Line"/>
      <text:p text:style-name="Text_20_body"><text:soft-page-break/><text:span text:style-name="Strong_20_Emphasis">43. Problem:</text:span><text:line-break/><text:span text:style-name="Strong_20_Emphasis">Bir Dizi İçinde Arama Yap</text:span><text:line-break/><text:span text:style-name="Strong_20_Emphasis">Algorithm:</text:span></text:p>
      <text:p text:style-name="Preformatted_20_Text"/>
      <text:p text:style-name="P1"><text:span text:style-name="Source_20_Text">1- START</text:span></text:p>
      <text:p text:style-name="P1"><text:span text:style-name="Source_20_Text">2- TANIMLA numbers[10], search_num, i, found</text:span></text:p>
      <text:p text:style-name="P1"><text:span text:style-name="Source_20_Text">3- INPUT numbers[10]</text:span></text:p>
      <text:p text:style-name="P1"><text:span text:style-name="Source_20_Text">4- INPUT search_num</text:span></text:p>
      <text:p text:style-name="P1"><text:span text:style-name="Source_20_Text">5- found = FALSE</text:span></text:p>
      <text:p text:style-name="P1"><text:span text:style-name="Source_20_Text">6- FOR i = 1 TO 10 DO</text:span></text:p>
      <text:p text:style-name="P1"><text:span text:style-name="Source_20_Text">7- <text:s text:c="3"/>IF numbers[i] = search_num THEN</text:span></text:p>
      <text:p text:style-name="P1"><text:span text:style-name="Source_20_Text">8- <text:s text:c="6"/>found = TRUE</text:span></text:p>
      <text:p text:style-name="P1"><text:span text:style-name="Source_20_Text">9- <text:s text:c="6"/>BREAK</text:span></text:p>
      <text:p text:style-name="P1"><text:span text:style-name="Source_20_Text">10- <text:s/>END IF</text:span></text:p>
      <text:p text:style-name="P1"><text:span text:style-name="Source_20_Text">11- END FOR</text:span></text:p>
      <text:p text:style-name="P1"><text:span text:style-name="Source_20_Text">12- IF found THEN</text:span></text:p>
      <text:p text:style-name="P1"><text:span text:style-name="Source_20_Text">13- <text:s text:c="3"/>YAZ("Sayı bulundu")</text:span></text:p>
      <text:p text:style-name="P1"><text:span text:style-name="Source_20_Text">14- ELSE</text:span></text:p>
      <text:p text:style-name="P1"><text:span text:style-name="Source_20_Text">15- <text:s text:c="3"/>YAZ("Sayı bulunamadı")</text:span></text:p>
      <text:p text:style-name="P1"><text:span text:style-name="Source_20_Text">16- END IF</text:span></text:p>
      <text:p text:style-name="P2"><text:span text:style-name="Source_20_Text">17- STOP</text:span></text:p>
      <text:p text:style-name="Horizontal_20_Line"/>
      <text:p text:style-name="Text_20_body"><text:span text:style-name="Strong_20_Emphasis">44. Problem:</text:span><text:line-break/><text:span text:style-name="Strong_20_Emphasis">Bir Sayı İçin Fibonacci Dizisi Hesapla</text:span><text:line-break/><text:span text:style-name="Strong_20_Emphasis">Algorithm:</text:span></text:p>
      <text:p text:style-name="Preformatted_20_Text"/>
      <text:p text:style-name="P1"><text:span text:style-name="Source_20_Text">1- START</text:span></text:p>
      <text:p text:style-name="P1"><text:span text:style-name="Source_20_Text">2- TANIMLA n, a, b, temp, i</text:span></text:p>
      <text:p text:style-name="P1"><text:span text:style-name="Source_20_Text">3- INPUT n</text:span></text:p>
      <text:p text:style-name="P1"><text:span text:style-name="Source_20_Text">4- a = 0</text:span></text:p>
      <text:p text:style-name="P1"><text:span text:style-name="Source_20_Text">5- b = 1</text:span></text:p>
      <text:p text:style-name="P1"><text:span text:style-name="Source_20_Text">6- FOR i = 1 TO n DO</text:span></text:p>
      <text:p text:style-name="P1"><text:span text:style-name="Source_20_Text">7- <text:s text:c="3"/>YAZ(a)</text:span></text:p>
      <text:p text:style-name="P1"><text:span text:style-name="Source_20_Text">8- <text:s text:c="3"/>temp = a</text:span></text:p>
      <text:p text:style-name="P1"><text:span text:style-name="Source_20_Text">9- <text:s text:c="3"/>a = b</text:span></text:p>
      <text:p text:style-name="P1"><text:span text:style-name="Source_20_Text">10- <text:s text:c="2"/>b = temp + b</text:span></text:p>
      <text:p text:style-name="P1"><text:span text:style-name="Source_20_Text">11- END FOR</text:span></text:p>
      <text:p text:style-name="P2"><text:span text:style-name="Source_20_Text">12- STOP</text:span></text:p>
      <text:p text:style-name="Horizontal_20_Line"/>
      <text:p text:style-name="Text_20_body"><text:span text:style-name="Strong_20_Emphasis">45. Problem:</text:span><text:line-break/><text:span text:style-name="Strong_20_Emphasis">Bir Sayıyı Güç Olarak Hesapla</text:span><text:line-break/><text:span text:style-name="Strong_20_Emphasis">Algorithm:</text:span></text:p>
      <text:p text:style-name="Preformatted_20_Text"/>
      <text:p text:style-name="P1"><text:span text:style-name="Source_20_Text">1- START</text:span></text:p>
      <text:p text:style-name="P1"><text:span text:style-name="Source_20_Text">2- TANIMLA n, power, i</text:span></text:p>
      <text:p text:style-name="P1"><text:span text:style-name="Source_20_Text">3- INPUT n</text:span></text:p>
      <text:p text:style-name="P1"><text:span text:style-name="Source_20_Text">4- power = 1</text:span></text:p>
      <text:p text:style-name="P1"><text:span text:style-name="Source_20_Text">5- FOR i = 1 TO n DO</text:span></text:p>
      <text:p text:style-name="P1"><text:span text:style-name="Source_20_Text">6- <text:s text:c="3"/>power = power * n</text:span></text:p>
      <text:p text:style-name="P1"><text:span text:style-name="Source_20_Text">7- END FOR</text:span></text:p>
      <text:p text:style-name="P1"><text:soft-page-break/><text:span text:style-name="Source_20_Text">8- YAZ("Sonuç:", power)</text:span></text:p>
      <text:p text:style-name="P2"><text:span text:style-name="Source_20_Text">9- STOP</text:span></text:p>
      <text:p text:style-name="Horizontal_20_Line"/>
      <text:p text:style-name="Text_20_body"><text:span text:style-name="Strong_20_Emphasis">46. Problem:</text:span><text:line-break/><text:span text:style-name="Strong_20_Emphasis">Bir Sayıyı Birden Başlayarak Güç Olarak Hesapla</text:span><text:line-break/><text:span text:style-name="Strong_20_Emphasis">Algorithm:</text:span></text:p>
      <text:p text:style-name="Preformatted_20_Text"/>
      <text:p text:style-name="P1"><text:span text:style-name="Source_20_Text">1- START</text:span></text:p>
      <text:p text:style-name="P1"><text:span text:style-name="Source_20_Text">2- TANIMLA n, i, result</text:span></text:p>
      <text:p text:style-name="P1"><text:span text:style-name="Source_20_Text">3- INPUT n</text:span></text:p>
      <text:p text:style-name="P1"><text:span text:style-name="Source_20_Text">4- result = 1</text:span></text:p>
      <text:p text:style-name="P1"><text:span text:style-name="Source_20_Text">5- FOR i = 1 TO n DO</text:span></text:p>
      <text:p text:style-name="P1"><text:span text:style-name="Source_20_Text">6- <text:s text:c="3"/>result = result * i</text:span></text:p>
      <text:p text:style-name="P1"><text:span text:style-name="Source_20_Text">7- END FOR</text:span></text:p>
      <text:p text:style-name="P1"><text:span text:style-name="Source_20_Text">8- YAZ("Sonuç:", result)</text:span></text:p>
      <text:p text:style-name="P2"><text:span text:style-name="Source_20_Text">9- STOP</text:span></text:p>
      <text:p text:style-name="Horizontal_20_Line"/>
      <text:p text:style-name="Text_20_body"><text:span text:style-name="Strong_20_Emphasis">47. Problem:</text:span><text:line-break/><text:span text:style-name="Strong_20_Emphasis">Bir Sayının Tersini Bul</text:span><text:line-break/><text:span text:style-name="Strong_20_Emphasis">Algorithm:</text:span></text:p>
      <text:p text:style-name="Preformatted_20_Text"/>
      <text:p text:style-name="P1"><text:span text:style-name="Source_20_Text">1- START</text:span></text:p>
      <text:p text:style-name="P1"><text:span text:style-name="Source_20_Text">2- TANIMLA n, reversed, digit</text:span></text:p>
      <text:p text:style-name="P1"><text:span text:style-name="Source_20_Text">3- INPUT n</text:span></text:p>
      <text:p text:style-name="P1"><text:span text:style-name="Source_20_Text">4- reversed = 0</text:span></text:p>
      <text:p text:style-name="P1"><text:span text:style-name="Source_20_Text">5- WHILE n &gt; 0 DO</text:span></text:p>
      <text:p text:style-name="P1"><text:span text:style-name="Source_20_Text">6- <text:s text:c="3"/>digit = n MOD 10</text:span></text:p>
      <text:p text:style-name="P1"><text:span text:style-name="Source_20_Text">7- <text:s text:c="3"/>reversed = reversed * 10 + digit</text:span></text:p>
      <text:p text:style-name="P1"><text:span text:style-name="Source_20_Text">8- <text:s text:c="3"/>n = n / 10</text:span></text:p>
      <text:p text:style-name="P1"><text:span text:style-name="Source_20_Text">9- END WHILE</text:span></text:p>
      <text:p text:style-name="P1"><text:span text:style-name="Source_20_Text">10- YAZ("Ters:", reversed)</text:span></text:p>
      <text:p text:style-name="P2"><text:span text:style-name="Source_20_Text">11- STOP</text:span></text:p>
      <text:p text:style-name="Horizontal_20_Line"/>
      <text:p text:style-name="Text_20_body"><text:span text:style-name="Strong_20_Emphasis">48. Problem:</text:span><text:line-break/><text:span text:style-name="Strong_20_Emphasis">Bir Sayı İçin Orta Sayıyı Bul</text:span><text:line-break/><text:span text:style-name="Strong_20_Emphasis">Algorithm:</text:span></text:p>
      <text:p text:style-name="Preformatted_20_Text"/>
      <text:p text:style-name="P1"><text:span text:style-name="Source_20_Text">1- START</text:span></text:p>
      <text:p text:style-name="P1"><text:span text:style-name="Source_20_Text">2- TANIMLA n, middle</text:span></text:p>
      <text:p text:style-name="P1"><text:span text:style-name="Source_20_Text">3- INPUT n</text:span></text:p>
      <text:p text:style-name="P1"><text:span text:style-name="Source_20_Text">4- middle = n / 2</text:span></text:p>
      <text:p text:style-name="P1"><text:span text:style-name="Source_20_Text">5- YAZ("Orta sayısı:", middle)</text:span></text:p>
      <text:p text:style-name="P2"><text:span text:style-name="Source_20_Text">6- STOP</text:span></text:p>
      <text:p text:style-name="Horizontal_20_Line"/>
      <text:p text:style-name="Text_20_body"><text:soft-page-break/><text:span text:style-name="Strong_20_Emphasis">49. Problem:</text:span><text:line-break/><text:span text:style-name="Strong_20_Emphasis">Bir Sayıyı Tekrar Eden Rakamları Bul</text:span><text:line-break/><text:span text:style-name="Strong_20_Emphasis">Algorithm:</text:span></text:p>
      <text:p text:style-name="Preformatted_20_Text"/>
      <text:p text:style-name="P1"><text:span text:style-name="Source_20_Text">1- START</text:span></text:p>
      <text:p text:style-name="P1"><text:span text:style-name="Source_20_Text">2- TANIMLA n, digit, digits[10], i, j, found</text:span></text:p>
      <text:p text:style-name="P1"><text:span text:style-name="Source_20_Text">3- INPUT n</text:span></text:p>
      <text:p text:style-name="P1"><text:span text:style-name="Source_20_Text">4- FOR i = 1 TO 10 DO</text:span></text:p>
      <text:p text:style-name="P1"><text:span text:style-name="Source_20_Text">5- <text:s text:c="3"/>digits[i] = 0</text:span></text:p>
      <text:p text:style-name="P1"><text:span text:style-name="Source_20_Text">6- END FOR</text:span></text:p>
      <text:p text:style-name="P1"><text:span text:style-name="Source_20_Text">7- WHILE n &gt; 0 DO</text:span></text:p>
      <text:p text:style-name="P1"><text:span text:style-name="Source_20_Text">8- <text:s text:c="3"/>digit = n MOD 10</text:span></text:p>
      <text:p text:style-name="P1"><text:span text:style-name="Source_20_Text">9- <text:s text:c="3"/>digits[digit] = digits[digit] + 1</text:span></text:p>
      <text:p text:style-name="P1"><text:span text:style-name="Source_20_Text">10- <text:s text:c="3"/>n = n / 10</text:span></text:p>
      <text:p text:style-name="P1"><text:span text:style-name="Source_20_Text">11- END WHILE</text:span></text:p>
      <text:p text:style-name="P1"><text:span text:style-name="Source_20_Text">12- FOR i = 0 TO 9 DO</text:span></text:p>
      <text:p text:style-name="P1"><text:span text:style-name="Source_20_Text">13- <text:s text:c="3"/>IF digits[i] &gt; 1 THEN</text:span></text:p>
      <text:p text:style-name="P1"><text:span text:style-name="Source_20_Text">14- <text:s text:c="6"/>YAZ("Tekrar eden rakam:", i)</text:span></text:p>
      <text:p text:style-name="P1"><text:span text:style-name="Source_20_Text">15- <text:s text:c="3"/>END IF</text:span></text:p>
      <text:p text:style-name="P1"><text:span text:style-name="Source_20_Text">16- END FOR</text:span></text:p>
      <text:p text:style-name="P2"><text:span text:style-name="Source_20_Text">17- STOP</text:span></text:p>
      <text:p text:style-name="Text_20_body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14:08:01.913331464</meta:creation-date>
    <dc:date>2025-01-07T18:06:14.596051894</dc:date>
    <meta:editing-duration>PT5M1S</meta:editing-duration>
    <meta:editing-cycles>1</meta:editing-cycles>
    <meta:document-statistic meta:table-count="0" meta:image-count="0" meta:object-count="0" meta:page-count="17" meta:paragraph-count="586" meta:word-count="2612" meta:character-count="12604" meta:non-whitespace-character-count="10044"/>
    <meta:generator>LibreOffice/7.3.7.2$Linux_X86_64 LibreOffice_project/30$Build-2</meta:generator>
  </office:meta>
</office:document-meta>
</file>